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95AEED4288B404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685cm, 3.567cm, 10.472cm, 5.17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8cm" svg:height="20.4cm" svg:x="0.991cm" svg:y="2.591cm">
          <draw:image xlink:href="Pictures/10000000000005E8000007E0895AEED4288B404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5:21.891290242</dc:date>
    <meta:editing-duration>PT3M33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